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Tahoma, Helvetica, FreeSans, sans-serif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3.894cm" table:align="left"/>
    </style:style>
    <style:style style:name="Tabla1.A" style:family="table-column">
      <style:table-column-properties style:column-width="6.697cm"/>
    </style:style>
    <style:style style:name="Tabla1.B" style:family="table-column">
      <style:table-column-properties style:column-width="7.197cm"/>
    </style:style>
    <style:style style:name="Tabla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size="11pt" fo:font-weight="normal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size="11pt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Arial" fo:font-size="11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orphans="2" fo:widows="2" fo:text-indent="0cm" style:auto-text-indent="false" style:writing-mode="lr-tb"/>
      <style:text-properties fo:font-variant="normal" fo:text-transform="none" fo:color="#222222" loext:opacity="100%" style:font-name="Arial" fo:font-size="11pt" fo:letter-spacing="normal" fo:font-style="normal" fo:font-weight="normal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line-height="138%" fo:orphans="2" fo:widows="2" fo:text-indent="0cm" style:auto-text-indent="false" style:writing-mode="lr-tb"/>
      <style:text-properties fo:font-variant="normal" fo:text-transform="none" fo:color="#222222" loext:opacity="100%" style:font-name="Arial" fo:font-size="11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line-height="138%" fo:orphans="2" fo:widows="2" fo:text-indent="0cm" style:auto-text-indent="false" style:writing-mode="lr-tb"/>
      <style:text-properties fo:font-variant="normal" fo:text-transform="none" fo:color="#222222" loext:opacity="100%" style:font-name="Arial" fo:font-size="11pt" fo:letter-spacing="normal" fo:font-style="normal" fo:font-weight="normal"/>
    </style:style>
    <style:style style:name="P8" style:family="paragraph" style:parent-style-name="Text_20_body">
      <style:paragraph-properties fo:orphans="2" fo:widows="2" fo:text-indent="0cm" style:auto-text-indent="false"/>
    </style:style>
    <style:style style:name="T1" style:family="text">
      <style:text-properties fo:font-size="11pt"/>
    </style:style>
    <style:style style:name="T2" style:family="text">
      <style:text-properties fo:font-variant="normal" fo:text-transform="none" fo:color="#222222" loext:opacity="100%" style:font-name="Arial" fo:font-size="10pt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Arial" fo:font-size="9.75pt" fo:letter-spacing="normal" fo:font-style="normal" fo:font-weight="normal"/>
    </style:style>
    <style:style style:name="T4" style:family="text">
      <style:text-properties fo:font-variant="normal" fo:text-transform="none" fo:color="#222222" loext:opacity="100%" style:font-name="Arial" fo:font-size="11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 UADER lo contrata para realizar un sistema que permita saber si un alumno aprobó o no un curso. Para lo cual, cuenta con dos archivos binarios donde se encuentra la información. </text:p>
      <text:p text:style-name="P3"><text:bookmark text:name="docs-internal-guid-64c395af-7fff-4f61-782f-cd4e2679ed74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Alumnos.dat</text:p>
          </table:table-cell>
          <table:table-cell table:style-name="Tabla1.A1" office:value-type="string">
            <text:p text:style-name="P2">Notas.dat</text:p>
          </table:table-cell>
        </table:table-row>
        <table:table-row>
          <table:table-cell table:style-name="Tabla1.A1" office:value-type="string">
            <text:p text:style-name="P1">legajo : int</text:p>
            <text:p text:style-name="P1">Nombre : char[300] </text:p>
            <text:p text:style-name="P1">tipo : char //R regular o L libre</text:p>
          </table:table-cell>
          <table:table-cell table:style-name="Tabla1.A1" office:value-type="string">
            <text:p text:style-name="P1">legajo : int</text:p>
            <text:p text:style-name="P1">Nota : int</text:p>
          </table:table-cell>
        </table:table-row>
      </table:table>
      <text:p text:style-name="P8"/>
      <text:p text:style-name="P5">Los Alumnos del curso pueden ser regulares, que aprueban con promedio 60 o mayor y ninguna nota menor a 55 o pueden ser libres que se les toma un solo examen que tiene que tener nota mayor a 70. </text:p>
      <text:p text:style-name="P5"><text:line-break/>1. (30) Realice el diseño y programe las clases que permitan saber qué alumnos aprobaron el curso. </text:p>
      <text:p text:style-name="P5"><text:line-break/>2. (20) Escriba un archivo de texto que permita saber los alumnos que aprobaron y desaprobaron con el siguiente formato: “Nombre ………. Aprobó o no aprobó”. </text:p>
      <text:p text:style-name="P5"><text:line-break/>3. (35) Realice funciones usando stl :</text:p>
      <text:list text:style-name="L3">
        <text:list-item>
          <text:p text:style-name="P6">(10) Que obtenga el o los alumnos con mayor promedio </text:p>
        </text:list-item>
        <text:list-item>
          <text:p text:style-name="P6">(10) Que obtenga el promedio total discriminados por si aprobó o no. </text:p>
        </text:list-item>
        <text:list-item>
          <text:p text:style-name="P6">(15) Que obtenga los alumnos regulares que tienen menos cantidad de notas que la mayoría.  </text:p>
        </text:list-item>
      </text:list>
      <text:p text:style-name="P5"/>
      <text:p text:style-name="P5">4. (15) Conteste : </text:p>
      <text:list text:style-name="L2">
        <text:list-item>
          <text:p text:style-name="P7">¿Cuándo utilizaría archivo de texto y archivo binario? </text:p>
        </text:list-item>
        <text:list-item>
          <text:p text:style-name="P7">¿Por qué se utilizan estructuras template en los lenguajes de tipado estático?  ¿Cual es la ventaja? 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Tahoma, Helvetica, FreeSans, sans-serif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9T22:25:59.576644582</meta:creation-date>
    <dc:date>2025-10-19T23:12:58.701477962</dc:date>
    <meta:editing-duration>PT35M38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1" meta:paragraph-count="18" meta:word-count="213" meta:character-count="1172" meta:non-whitespace-character-count="966"/>
  </office:meta>
</office:document-meta>
</file>